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49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41"/>
    <style:style style:name="ce5" style:family="table-cell" style:parent-style-name="Default" style:data-style-name="N41">
      <style:table-cell-properties fo:background-color="transparent"/>
    </style:style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4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Nr zdarzenia</text:p>
          </table:table-cell>
          <table:table-cell office:value-type="string">
            <text:p>Nagranie</text:p>
          </table:table-cell>
          <table:table-cell table:style-name="Default" office:value-type="string">
            <text:p>Początek czasu nagrania</text:p>
          </table:table-cell>
          <table:table-cell table:style-name="Default" office:value-type="string">
            <text:p>Czas zegarowy</text:p>
          </table:table-cell>
          <table:table-cell office:value-type="string">
            <text:p>Zdarzenie</text:p>
          </table:table-cell>
          <table:table-cell table:number-columns-repeated="1019"/>
        </table:table-row>
        <table:table-row table:style-name="ro1">
          <table:table-cell table:formula="of:=ROW()-1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time" office:time-value="PT00H00M14S">
            <text:p>00:00:14</text:p>
          </table:table-cell>
          <table:table-cell office:value-type="time" office:time-value="PT14H42M08S">
            <text:p>14:42:08</text:p>
          </table:table-cell>
          <table:table-cell office:value-type="string">
            <text:p>Eksplozja (huk) w okolicy ogniska.</text:p>
          </table:table-cell>
          <table:table-cell table:number-columns-repeated="1019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5" office:value-type="time" office:time-value="PT02H56M26S">
            <text:p>02:56:26</text:p>
          </table:table-cell>
          <table:table-cell table:style-name="ce5" office:value-type="time" office:time-value="PT14H42M51S">
            <text:p>14:42:51</text:p>
          </table:table-cell>
          <table:table-cell table:style-name="ce3" office:value-type="string">
            <text:p>Głos z trybuny: [...] i ja oficjalnie naszą część zgromadzenia zakończę, ale to jeszcze sekundeczkę</text:p>
          </table:table-cell>
          <table:table-cell table:style-name="ce3" table:number-columns-repeated="1019"/>
        </table:table-row>
        <table:table-row table:style-name="ro2">
          <table:table-cell table:formula="of:=ROW()-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time" office:time-value="PT00H02M51S">
            <text:p>00:02:51</text:p>
          </table:table-cell>
          <table:table-cell office:value-type="time" office:time-value="PT14H44M45S">
            <text:p>14:44:45</text:p>
          </table:table-cell>
          <table:table-cell office:value-type="string">
            <text:p>Komunikat z głośników: W imieniu organizatora prosimy o nieużywanie pirotechniki i zachowanie zgodne z prawem. Proszę państwa, prosimy o zachowanie zgodne z prawem i nieużywanie pirotechniki. W imieniu organizatora...</text:p>
          </table:table-cell>
          <table:table-cell table:number-columns-repeated="1019"/>
        </table:table-row>
        <table:table-row table:style-name="ro1">
          <table:table-cell table:formula="of:=ROW()-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time" office:time-value="PT02H21M43S">
            <text:p>02:21:43</text:p>
          </table:table-cell>
          <table:table-cell office:value-type="time" office:time-value="PT14H44M59S">
            <text:p>14:44:59</text:p>
          </table:table-cell>
          <table:table-cell office:value-type="string">
            <text:p>Widoczna trumna, a kilka metrów za nią samochód z nagłośnieniem</text:p>
          </table:table-cell>
          <table:table-cell table:number-columns-repeated="1019"/>
        </table:table-row>
        <table:table-row table:style-name="ro1">
          <table:table-cell table:formula="of:=ROW()-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time" office:time-value="PT02H58M35S">
            <text:p>02:58:35</text:p>
          </table:table-cell>
          <table:table-cell office:value-type="time" office:time-value="PT14H45M00S">
            <text:p>14:45:00</text:p>
          </table:table-cell>
          <table:table-cell office:value-type="string">
            <text:p>Komunikat z głośników: Koleżanki i koledzy! Oficjalnie zamykam pierwszy ogólnopolski tak wielki protest myśliwych.</text:p>
          </table:table-cell>
          <table:table-cell table:number-columns-repeated="1019"/>
        </table:table-row>
        <table:table-row table:style-name="ro1">
          <table:table-cell table:formula="of:=ROW()-1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time" office:time-value="PT00H00M00S">
            <text:p>00:00:00</text:p>
          </table:table-cell>
          <table:table-cell office:value-type="time" office:time-value="PT14H45M44S">
            <text:p>14:45:44</text:p>
          </table:table-cell>
          <table:table-cell office:value-type="string">
            <text:p>początek nagrania, ekipa gaśnicza wyszła z ulicy Wiejskiej</text:p>
          </table:table-cell>
          <table:table-cell table:number-columns-repeated="1019"/>
        </table:table-row>
        <table:table-row table:style-name="ro1">
          <table:table-cell table:formula="of:=ROW()-1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time" office:time-value="PT00H04M44S">
            <text:p>00:04:44</text:p>
          </table:table-cell>
          <table:table-cell office:value-type="time" office:time-value="PT14H46M38S">
            <text:p>14:46:38</text:p>
          </table:table-cell>
          <table:table-cell office:value-type="string">
            <text:p>Komunikat z głośników: Proszę państwa, w imieniu organizatora prosimy o nieużywanie pirotechniki. Prosimy nie używać pirotechniki.</text:p>
          </table:table-cell>
          <table:table-cell table:number-columns-repeated="1019"/>
        </table:table-row>
        <table:table-row table:style-name="ro1">
          <table:table-cell table:formula="of:=ROW()-1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time" office:time-value="PT00H05M52S">
            <text:p>00:05:52</text:p>
          </table:table-cell>
          <table:table-cell office:value-type="time" office:time-value="PT14H47M46S">
            <text:p>14:47:46</text:p>
          </table:table-cell>
          <table:table-cell office:value-type="string">
            <text:p>Pojawiają się białe kaski w okolicy ogniska (ekipa gaśnicza). Potem jeden z nich gasi ognisko gaśnicą.</text:p>
          </table:table-cell>
          <table:table-cell table:number-columns-repeated="1019"/>
        </table:table-row>
        <table:table-row table:style-name="ro1">
          <table:table-cell table:formula="of:=ROW()-1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time" office:time-value="PT02H26M43S">
            <text:p>02:26:43</text:p>
          </table:table-cell>
          <table:table-cell office:value-type="time" office:time-value="PT14H49M59S">
            <text:p>14:49:59</text:p>
          </table:table-cell>
          <table:table-cell office:value-type="string">
            <text:p>Policjanci (ekipa gaśnicza) weszli w tłum i użyli gazu</text:p>
          </table:table-cell>
          <table:table-cell table:number-columns-repeated="1019"/>
        </table:table-row>
        <table:table-row table:style-name="ro2">
          <table:table-cell table:formula="of:=ROW()-1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time" office:time-value="PT02H33M55S">
            <text:p>02:33:55</text:p>
          </table:table-cell>
          <table:table-cell office:value-type="time" office:time-value="PT14H57M11S">
            <text:p>14:57:11</text:p>
          </table:table-cell>
          <table:table-cell office:value-type="string">
            <text:p>Policja wycofuje się z trawnika, na koniec utworzą zgrupowanie przy wjeździe na ulicę Frascati (skrzyżowanie z ulicą Wiejską)</text:p>
          </table:table-cell>
          <table:table-cell table:number-columns-repeated="1019"/>
        </table:table-row>
        <table:table-row table:style-name="ro1">
          <table:table-cell table:formula="of:=ROW()-1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time" office:time-value="PT00H16M56S">
            <text:p>00:16:56</text:p>
          </table:table-cell>
          <table:table-cell office:value-type="time" office:time-value="PT14H58M50S">
            <text:p>14:58:50</text:p>
          </table:table-cell>
          <table:table-cell office:value-type="string">
            <text:p>Początek zdarzenia z rzucaniem kamieni (skrzyżowanie ulicy Wiejskiej z ulicą Frascati)</text:p>
          </table:table-cell>
          <table:table-cell table:number-columns-repeated="1019"/>
        </table:table-row>
        <table:table-row table:style-name="ro1">
          <table:table-cell table:formula="of:=ROW()-1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time" office:time-value="PT03H13M10S">
            <text:p>03:13:10</text:p>
          </table:table-cell>
          <table:table-cell office:value-type="time" office:time-value="PT14H59M35S">
            <text:p>14:59:35</text:p>
          </table:table-cell>
          <table:table-cell office:value-type="string">
            <text:p>Białe kaski przechodzą od Sejmu</text:p>
          </table:table-cell>
          <table:table-cell table:number-columns-repeated="1019"/>
        </table:table-row>
        <table:table-row table:style-name="ro1">
          <table:table-cell table:formula="of:=ROW()-1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time" office:time-value="PT03H13M36S">
            <text:p>03:13:36</text:p>
          </table:table-cell>
          <table:table-cell office:value-type="time" office:time-value="PT15H00M01S">
            <text:p>15:00:01</text:p>
          </table:table-cell>
          <table:table-cell office:value-type="string">
            <text:p>Koniec "Roty"</text:p>
          </table:table-cell>
          <table:table-cell table:number-columns-repeated="1019"/>
        </table:table-row>
        <table:table-row table:style-name="ro1">
          <table:table-cell table:formula="of:=ROW()-1"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time" office:time-value="PT00H20M10S">
            <text:p>00:20:10</text:p>
          </table:table-cell>
          <table:table-cell office:value-type="time" office:time-value="PT15H02M04S">
            <text:p>15:02:04</text:p>
          </table:table-cell>
          <table:table-cell office:value-type="string">
            <text:p>Eksplozje (skrzyżowanie ulicy Wiejskiej z ulicą Frascati). Policja użyła granatów hukowych z gazem.</text:p>
          </table:table-cell>
          <table:table-cell table:number-columns-repeated="1019"/>
        </table:table-row>
        <table:table-row table:style-name="ro1">
          <table:table-cell table:formula="of:=ROW()-1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time" office:time-value="PT03H17M33S">
            <text:p>03:17:33</text:p>
          </table:table-cell>
          <table:table-cell office:value-type="time" office:time-value="PT15H03M58S">
            <text:p>15:03:58</text:p>
          </table:table-cell>
          <table:table-cell office:value-type="string">
            <text:p>Pojawiają się białe kaski w okolicach biura przepustek. Formuje się kordon policji na Wiejskiej w okolicy skrzyżowania z ulicą Frascati.</text:p>
          </table:table-cell>
          <table:table-cell table:number-columns-repeated="1019"/>
        </table:table-row>
        <table:table-row table:style-name="ro1">
          <table:table-cell table:formula="of:=ROW()-1"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time" office:time-value="PT00H33M10S">
            <text:p>00:33:10</text:p>
          </table:table-cell>
          <table:table-cell office:value-type="time" office:time-value="PT15H15M04S">
            <text:p>15:15:04</text:p>
          </table:table-cell>
          <table:table-cell office:value-type="string">
            <text:p>Nadjeżdża samochód z polewaczką od strony Placu Trzech Krzyży</text:p>
          </table:table-cell>
          <table:table-cell table:number-columns-repeated="1019"/>
        </table:table-row>
        <table:table-row table:style-name="ro1">
          <table:table-cell table:formula="of:=ROW()-1"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time" office:time-value="PT02H54M00S">
            <text:p>02:54:00</text:p>
          </table:table-cell>
          <table:table-cell office:value-type="time" office:time-value="PT15H17M16S">
            <text:p>15:17:16</text:p>
          </table:table-cell>
          <table:table-cell office:value-type="string">
            <text:p>Przejeżdża samochód z napisem "Solidarność z rolnikami" w okolicy skrzyżowania z ulicą Frascati.</text:p>
          </table:table-cell>
          <table:table-cell table:number-columns-repeated="1019"/>
        </table:table-row>
        <table:table-row table:style-name="ro1">
          <table:table-cell table:formula="of:=ROW()-1"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time" office:time-value="PT02H57M28S">
            <text:p>02:57:28</text:p>
          </table:table-cell>
          <table:table-cell office:value-type="time" office:time-value="PT15H20M44S">
            <text:p>15:20:44</text:p>
          </table:table-cell>
          <table:table-cell office:value-type="string">
            <text:p>Rusza kordon policji, niedługo potem zatrzymanie chłopaka z flagą</text:p>
          </table:table-cell>
          <table:table-cell table:number-columns-repeated="1019"/>
        </table:table-row>
        <table:table-row table:style-name="ro1">
          <table:table-cell table:formula="of:=ROW()-1"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time" office:time-value="PT03H01M29S">
            <text:p>03:01:29</text:p>
          </table:table-cell>
          <table:table-cell office:value-type="time" office:time-value="PT15H24M45S">
            <text:p>15:24:45</text:p>
          </table:table-cell>
          <table:table-cell office:value-type="string">
            <text:p>Wyprowadzili zatrzymanego chłopaka, widok przez kordon między hełmami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time" office:time-value="PT03H37M30S">
            <text:p>03:37:30</text:p>
          </table:table-cell>
          <table:table-cell office:value-type="time" office:time-value="PT15H29M36S">
            <text:p>15:29:36</text:p>
          </table:table-cell>
          <table:table-cell office:value-type="string">
            <text:p>seria eksplozji na ulicy Wiejskiej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time" office:time-value="PT03H52M25S">
            <text:p>03:52:25</text:p>
          </table:table-cell>
          <table:table-cell office:value-type="time" office:time-value="PT15H44M31S">
            <text:p>15:44:31</text:p>
          </table:table-cell>
          <table:table-cell office:value-type="string">
            <text:p>komunikat: policjanci ostrzegają...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time" office:time-value="PT03H52M48S">
            <text:p>03:52:48</text:p>
          </table:table-cell>
          <table:table-cell office:value-type="time" office:time-value="PT15H44M54S">
            <text:p>15:44:54</text:p>
          </table:table-cell>
          <table:table-cell office:value-type="string">
            <text:p>komunikat o groźbie użycia środków przymusu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time" office:time-value="PT03H54M50S">
            <text:p>03:54:50</text:p>
          </table:table-cell>
          <table:table-cell office:value-type="time" office:time-value="PT15H46M56S">
            <text:p>15:46:56</text:p>
          </table:table-cell>
          <table:table-cell office:value-type="string">
            <text:p>komunikat: Policja wzywa do rozejścia się w kierunku ulicy Matejki.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time" office:time-value="PT03H58M40S">
            <text:p>03:58:40</text:p>
          </table:table-cell>
          <table:table-cell office:value-type="time" office:time-value="PT15H50M46S">
            <text:p>15:50:46</text:p>
          </table:table-cell>
          <table:table-cell office:value-type="string">
            <text:p>początek natarcia policji od strony Placu Trzech Krzyży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time" office:time-value="PT04H57M04S">
            <text:p>04:57:04</text:p>
          </table:table-cell>
          <table:table-cell office:value-type="time" office:time-value="PT16H34M12S">
            <text:p>16:34:12</text:p>
          </table:table-cell>
          <table:table-cell office:value-type="string">
            <text:p>kogoś wyciągnęli z tłumu, użycie gazu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time" office:time-value="PT04H57M13S">
            <text:p>04:57:13</text:p>
          </table:table-cell>
          <table:table-cell office:value-type="time" office:time-value="PT16H34M21S">
            <text:p>16:34:21</text:p>
          </table:table-cell>
          <table:table-cell office:value-type="string">
            <text:p>eksplozje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3">
          <table:table-cell table:style-name="Default"/>
          <table:table-cell office:value-type="float" office:value="1">
            <text:p>1</text:p>
          </table:table-cell>
          <table:table-cell table:style-name="Default" office:value-type="string">
            <text:p>Nagranie TV Trwam</text:p>
          </table:table-cell>
          <table:table-cell table:style-name="Default" office:value-type="string">
            <text:p>https://www.youtube.com/watch?v=pOO1KzlCmKQ</text:p>
          </table:table-cell>
          <table:table-cell table:number-columns-repeated="1020"/>
        </table:table-row>
        <table:table-row table:style-name="ro3">
          <table:table-cell table:style-name="Default"/>
          <table:table-cell office:value-type="float" office:value="2">
            <text:p>2</text:p>
          </table:table-cell>
          <table:table-cell table:style-name="Default" office:value-type="string">
            <text:p>Relacja kanału MIR (Media Informacje Relacje)</text:p>
          </table:table-cell>
          <table:table-cell table:style-name="Default" office:value-type="string">
            <text:p>https://www.facebook.com/100063876590597/videos/2521904044655277</text:p>
          </table:table-cell>
          <table:table-cell table:number-columns-repeated="1020"/>
        </table:table-row>
        <table:table-row table:style-name="ro3">
          <table:table-cell table:style-name="Default"/>
          <table:table-cell office:value-type="float" office:value="3">
            <text:p>3</text:p>
          </table:table-cell>
          <table:table-cell table:style-name="Default" office:value-type="string">
            <text:p>Nagranie prowokacje na proteście, kanał MIR</text:p>
          </table:table-cell>
          <table:table-cell table:style-name="Default" office:value-type="string">
            <text:p>https://www.facebook.com/Live.MIR.tv/videos/protest-rolnik%C3%B3w-06032024-od-tego-si%C4%99-zacz%C4%99%C5%82y-zamieszki-na-eskalacj%C4%99-nie-trzeba-/2207634769599218/</text:p>
          </table:table-cell>
          <table:table-cell table:number-columns-repeated="1020"/>
        </table:table-row>
        <table:table-row table:style-name="ro3">
          <table:table-cell table:style-name="Default"/>
          <table:table-cell office:value-type="float" office:value="4">
            <text:p>4</text:p>
          </table:table-cell>
          <table:table-cell table:style-name="Default" office:value-type="string">
            <text:p>Relacja Onet</text:p>
          </table:table-cell>
          <table:table-cell table:style-name="Default" office:value-type="string">
            <text:p>https://www.youtube.com/watch?v=njdq06OC_hs&amp;pp=ygUWcHJvdGVzdCByb2xuaWvDs3cgb25ldA%3D%3D</text:p>
          </table:table-cell>
          <table:table-cell table:number-columns-repeated="1020"/>
        </table:table-row>
        <table:table-row table:style-name="ro3">
          <table:table-cell table:style-name="Default"/>
          <table:table-cell office:value-type="float" office:value="5">
            <text:p>5</text:p>
          </table:table-cell>
          <table:table-cell table:style-name="Default" office:value-type="string">
            <text:p>Relacja emisjaTV</text:p>
          </table:table-cell>
          <table:table-cell table:style-name="Default" office:value-type="string">
            <text:p>https://www.youtube.com/watch?v=61ulyGHUFps</text:p>
          </table:table-cell>
          <table:table-cell table:number-columns-repeated="1020"/>
        </table:table-row>
        <table:table-row table:style-name="ro3">
          <table:table-cell table:style-name="Default"/>
          <table:table-cell office:value-type="float" office:value="6">
            <text:p>6</text:p>
          </table:table-cell>
          <table:table-cell table:style-name="Default" office:value-type="string">
            <text:p>Nagranie widok z góry</text:p>
          </table:table-cell>
          <table:table-cell table:style-name="Default" office:value-type="string">
            <text:p>ZOMOTuska.mp4 <text:a xlink:href="https://www.youtube.com/watch?v=tJIKFYXv3og">https://www.youtube.com/watch?v=tJIKFYXv3og</text:a></text:p>
          </table:table-cell>
          <table:table-cell table:number-columns-repeated="1020"/>
        </table:table-row>
        <table:table-row table:style-name="ro3">
          <table:table-cell table:style-name="Default"/>
          <table:table-cell office:value-type="float" office:value="7">
            <text:p>7</text:p>
          </table:table-cell>
          <table:table-cell table:style-name="Default" office:value-type="string">
            <text:p>Relacja wRealu24</text:p>
          </table:table-cell>
          <table:table-cell table:style-name="Default" office:value-type="string">
            <text:p>https://banbye.com/watch/v_f6BX0twGfe0r</text:p>
          </table:table-cell>
          <table:table-cell table:number-columns-repeated="1020"/>
        </table:table-row>
        <table:table-row table:style-name="ro3">
          <table:table-cell table:style-name="Default"/>
          <table:table-cell office:value-type="float" office:value="8">
            <text:p>8</text:p>
          </table:table-cell>
          <table:table-cell table:style-name="Default" office:value-type="string">
            <text:p>Nagranie prowokacja Fakt</text:p>
          </table:table-cell>
          <table:table-cell table:style-name="Default" office:value-type="string">
            <text:p>https://www.youtube.com/watch?v=qTyJYaCfqvw</text:p>
          </table:table-cell>
          <table:table-cell table:number-columns-repeated="1020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05">05.04.2024</text:date>, <text:time>14:42:4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Bystrzycki</meta:initial-creator>
    <meta:creation-date>2024-03-26T10:17:42.50</meta:creation-date>
    <dc:date>2024-04-05T14:42:48.51</dc:date>
    <dc:creator>Andrzej Bystrzycki</dc:creator>
    <meta:editing-duration>PT3H48M56S</meta:editing-duration>
    <meta:editing-cycles>16</meta:editing-cycles>
    <meta:generator>OpenOffice/4.1.15$Win32 OpenOffice.org_project/4115m2$Build-9813</meta:generator>
    <meta:document-statistic meta:table-count="3" meta:cell-count="159" meta:object-count="0"/>
  </office:meta>
</office:document-meta>
</file>